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49.19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Ra_RevA-868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Default"/>
        <table:table-column table:style-name="co5" table:default-cell-style-name="Default"/>
        <table:table-column table:style-name="co6" table:number-columns-repeated="1017" table:default-cell-style-name="ce5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/>SMD ИНД 0402 10 nH LQP15MN10NG02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4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SMD ИС SX1276IMLT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QFN-28_EP_6x6_Pitch0.65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.a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1">L1,L3,</text:span>C12,C25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F-SHIELD-20X15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ELD1</text:p>
          </table:table-cell>
          <table:table-cell table:style-name="ce2" office:value-type="string" calcext:value-type="string">
            <text:p>Shield16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ИНД 0402 33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ИНД 0402 8.2 nH ±0.3n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ИНД 0402 6.8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X1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0 NF X7R 50VD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C4,C5,C6,C2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КОНД 0402 15 PF NP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2.2 PF C0G +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X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33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.2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.7 PF C0G 50VDC +/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7 PF C0G 5% 50VD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7,C8,C2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603 22 UF 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РЕЗ 0402 0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6,C19</text:p>
          </table:table-cell>
          <table:table-cell table:style-name="ce2" office:value-type="string" calcext:value-type="string">
            <text:p>R04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РЕЗОНАТОР КВАРЦ SMD2016 32.000 Mhz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SMD2016_4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СЪЕДИНИТЕЛ U.FL за GSM антен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_ANT1</text:p>
          </table:table-cell>
          <table:table-cell table:style-name="ce2" office:value-type="string" calcext:value-type="string">
            <text:p>U.FL-R-SMT-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ГПП BB-LoRa1276_Rev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 table:number-columns-spanned="4" table:number-rows-spanned="4">
            <text:p>ГПП Се пачва и се запояват ръчно CX1, LX1 по приложената схема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4"/>
          <table:table-cell table:number-columns-repeated="1019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LoRa_RevA-868'.A2:'LoRa_RevA-868'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08:47:33.523339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08:48:21.147523425</dc:date>
    <meta:editing-duration>PT50M31S</meta:editing-duration>
    <meta:editing-cycles>9</meta:editing-cycles>
    <meta:generator>LibreOffice/6.0.7.3$Linux_X86_64 LibreOffice_project/00m0$Build-3</meta:generator>
    <meta:document-statistic meta:table-count="1" meta:cell-count="83" meta:object-count="0"/>
  </office:meta>
</office:document-meta>
</file>